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Message.set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Message.addPart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Message.setUndefin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Message.removePar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Message.get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ELMessage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Message.SimPELMessag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ELMessage.getPar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Message.is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Message.getOrderedParts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